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4" style:family="paragraph" style:parent-style-name="UrbanBody">
      <style:text-properties style:font-name="arial" fo:font-size="12pt" fo:language="fr" fo:country="BE" style:text-underline-style="none" fo:font-weight="normal" officeooo:paragraph-rsid="0031c93e" style:font-size-asian="12pt" style:font-weight-asian="normal" style:font-size-complex="12pt" style:font-weight-complex="normal"/>
    </style:style>
    <style:style style:name="P5" style:family="paragraph" style:parent-style-name="UrbanTitle">
      <style:text-properties style:font-name="Arial" style:text-underline-style="none" officeooo:rsid="00217335" officeooo:paragraph-rsid="0031c93e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31c93e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1c93e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ce181e" style:font-name="Calibri" fo:font-size="11pt" fo:language="fr" fo:country="BE" fo:font-style="normal" style:text-underline-style="none" fo:font-weight="normal" officeooo:rsid="0084aa93" officeooo:paragraph-rsid="00337317" fo:background-color="#fff20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UrbanTitle">
      <style:text-properties style:font-name="Arial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e4b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officeooo:rsid="00463a5b" style:font-size-asian="10pt" style:font-size-complex="1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<text:span text:style-name="T9">do text</text:span></text:p><text:p text:style-name="P10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8"><text:span text:style-name="T7"><office:annotation><dc:creator>Gauthier Bastien</dc:creator><dc:date>2011-01-13T14:56:41</dc:date><text:p text:style-name="P10">do text</text:p><text:p text:style-name="P10">from document(at=arne, format='odt')</text:p></office:annotation></text:span><text:span text:style-name="T7">Import depuis </text:span><text:span text:style-name="T8">arne</text:span><text:span text:style-name="T7">.odt</text:span></text:p>
          </table:table-cell>
        </table:table-row>
      </table:table>
      <text:p text:style-name="P5"/>
      <text:p text:style-name="P5">Transmission de la décision du Collège communal</text:p>
      <text:p text:style-name="P9"/>
      <text:p text:style-name="P1"/>
      <text:p text:style-name="P3"><office:annotation><dc:creator>Gauthier Bastien</dc:creator><dc:date>2011-02-16T16:12:24</dc:date><text:p text:style-name="P10"><text:span text:style-name="T11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0"><text:span text:style-name="T10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2"/>
      <text:p text:style-name="P2">Monsieur le Fonctionnaire Technique,</text:p>
      <text:p text:style-name="P2"/>
      <text:p text:style-name="P2">Conformément à l'article 35 du décret du 11 mars 1999 relatif au permis d’environnement, nous vous transmettons une copie de la décision concernant le dossier repris sous rubrique.</text:p>
      <text:p text:style-name="P2"/>
      <text:p text:style-name="P2">Vous en souhaitant bonne réception, nous vous prions d’agréer, Monsieur le Fonctionnaire Technique, nos salutations distinguées.</text:p>
      <text:p text:style-name="P1"/>
      <text:p text:style-name="P1"><office:annotation><dc:creator>Gauthier Bastien</dc:creator><dc:date>2011-01-13T14:56:41</dc:date><text:p text:style-name="P10"><text:span text:style-name="T9">do text</text:span></text:p><text:p text:style-name="P10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46.645463195</dc:date>
    <dc:language>fr-FR</dc:language>
    <meta:editing-cycles>155</meta:editing-cycles>
    <meta:editing-duration>P2DT5H27M49S</meta:editing-duration>
    <meta:document-statistic meta:table-count="1" meta:image-count="0" meta:object-count="0" meta:page-count="1" meta:paragraph-count="12" meta:word-count="92" meta:character-count="687" meta:non-whitespace-character-count="620"/>
    <meta:user-defined meta:name="Info 1"/>
    <meta:user-defined meta:name="Info 2"/>
    <meta:user-defined meta:name="Info 3"/>
    <meta:user-defined meta:name="Info 4"/>
  </office:meta>
</office:document-meta>
</file>